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5985A270503D509C.png" manifest:media-type="image/png"/>
  <manifest:file-entry manifest:full-path="Pictures/100000010000073A000004161CEC4EC2338BEE95.png" manifest:media-type="image/png"/>
  <manifest:file-entry manifest:full-path="Pictures/10000001000007320000019887E9E515B1E8CBAD.png" manifest:media-type="image/png"/>
  <manifest:file-entry manifest:full-path="Pictures/10000001000007320000019832D4C4C5E488CF63.png" manifest:media-type="image/png"/>
  <manifest:file-entry manifest:full-path="Pictures/10000001000007160000035F7C47CBB5A9B472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409" officeooo:paragraph-rsid="00181409"/>
    </style:style>
    <style:style style:name="P2" style:family="paragraph" style:parent-style-name="Standard">
      <style:text-properties officeooo:rsid="001a1782" officeooo:paragraph-rsid="001a1782"/>
    </style:style>
    <style:style style:name="P3" style:family="paragraph">
      <loext:graphic-properties draw:fill="none" draw:fill-color="#ffffff"/>
      <style:paragraph-properties style:writing-mode="lr-t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M-PSK</text:p>
      <text:p text:style-name="P1"><draw:frame draw:style-name="fr3" draw:name="Imagen1" text:anchor-type="char" svg:width="17.59cm" svg:height="8.368cm" draw:z-index="0"><draw:image xlink:href="Pictures/10000001000007160000035F7C47CBB5A9B47220.png" xlink:type="simple" xlink:show="embed" xlink:actuate="onLoad" draw:mime-type="image/png"/></draw:frame><draw:frame draw:style-name="fr2" draw:name="Imagen2" text:anchor-type="char" svg:x="0cm" svg:y="8.366cm" svg:width="17.59cm" svg:height="3.895cm" draw:z-index="1"><draw:image xlink:href="Pictures/10000001000007320000019832D4C4C5E488CF63.png" xlink:type="simple" xlink:show="embed" xlink:actuate="onLoad" draw:mime-type="image/png"/></draw:frame>Bandwidth</text:p>
      <text:p text:style-name="P1"><draw:frame text:anchor-type="paragraph" draw:z-index="3" draw:name="Marco de texto 1" draw:style-name="gr2" draw:text-style-name="P3" svg:width="2.117cm" svg:height="0.976cm" svg:x="10.118cm" svg:y="2.304cm"><draw:text-box><text:p>10.66kHz</text:p></draw:text-box></draw:frame><draw:frame draw:style-name="fr3" draw:name="Imagen3" text:anchor-type="char" svg:width="17.59cm" svg:height="3.895cm" draw:z-index="2"><draw:image xlink:href="Pictures/10000001000007320000019887E9E515B1E8CBAD.png" xlink:type="simple" xlink:show="embed" xlink:actuate="onLoad" draw:mime-type="image/png"/></draw:frame>1313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4-QAM</text:p>
      <text:p text:style-name="P2"/>
      <text:p text:style-name="P2"><draw:frame draw:style-name="fr2" draw:name="Imagen4" text:anchor-type="char" svg:x="0.159cm" svg:y="0.217cm" svg:width="17.59cm" svg:height="9.945cm" draw:z-index="4"><draw:image xlink:href="Pictures/100000010000073A000004161CEC4EC2338BEE95.png" xlink:type="simple" xlink:show="embed" xlink:actuate="onLoad" draw:mime-type="image/png"/></draw:frame></text:p>
      <text:p text:style-name="P2"/>
      <text:p text:style-name="P2"/>
      <text:p text:style-name="P2"><draw:frame text:anchor-type="paragraph" draw:z-index="5" draw:name="Marco de texto 2" draw:style-name="gr1" draw:text-style-name="P3" svg:width="2.303cm" svg:height="0.689cm" svg:x="10.303cm" svg:y="4.856cm"><draw:text-box><text:p>32.33kHz</text:p></draw:text-box></draw:frame>Q-PSK</text:p>
      <text:p text:style-name="P2"><draw:frame draw:style-name="fr1" draw:name="Imagen5" text:anchor-type="char" svg:width="17.59cm" svg:height="9.894cm" draw:z-index="6"><draw:image xlink:href="Pictures/1000000100000780000004385985A270503D50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9:15:55.630591062</meta:creation-date>
    <dc:date>2023-11-02T09:58:24.278693687</dc:date>
    <meta:editing-duration>PT11M4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2" meta:paragraph-count="5" meta:word-count="5" meta:character-count="29" meta:non-whitespace-character-count="29"/>
  </office:meta>
</office:document-meta>
</file>